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8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13" style:family="paragraph" style:parent-style-name="Example_20_Header">
      <style:text-properties officeooo:paragraph-rsid="0ce95318"/>
    </style:style>
    <style:style style:name="P1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paragraph-rsid="41171571"/>
    </style:style>
    <style:style style:name="P17" style:family="paragraph" style:parent-style-name="Heading_20_2">
      <style:text-properties officeooo:paragraph-rsid="4139bb92"/>
    </style:style>
    <style:style style:name="P18" style:family="paragraph" style:parent-style-name="Heading_20_4">
      <style:text-properties officeooo:rsid="4119da5a" officeooo:paragraph-rsid="4119da5a"/>
    </style:style>
    <style:style style:name="P19" style:family="paragraph" style:parent-style-name="Heading_20_4">
      <style:text-properties officeooo:rsid="411b7d30" officeooo:paragraph-rsid="411b7d30"/>
    </style:style>
    <style:style style:name="P20" style:family="paragraph" style:parent-style-name="Heading_20_3">
      <style:text-properties officeooo:paragraph-rsid="4129afed"/>
    </style:style>
    <style:style style:name="P21" style:family="paragraph" style:parent-style-name="Heading_20_3">
      <style:text-properties officeooo:paragraph-rsid="412de3ea"/>
    </style:style>
    <style:style style:name="P22" style:family="paragraph" style:parent-style-name="Heading_20_3">
      <style:text-properties officeooo:rsid="41299ed8" officeooo:paragraph-rsid="41332f71"/>
    </style:style>
    <style:style style:name="P23" style:family="paragraph" style:parent-style-name="Heading_20_3">
      <style:text-properties officeooo:rsid="41299ed8" officeooo:paragraph-rsid="4139bb92"/>
    </style:style>
    <style:style style:name="P24" style:family="paragraph" style:parent-style-name="Heading_20_3">
      <style:text-properties officeooo:paragraph-rsid="4139bb92"/>
    </style:style>
    <style:style style:name="P25" style:family="paragraph" style:parent-style-name="Standard">
      <style:paragraph-properties fo:text-align="center" style:justify-single-word="false"/>
      <style:text-properties fo:font-size="28pt" officeooo:rsid="410fb085" officeooo:paragraph-rsid="410fb085" style:font-size-asian="24.5pt" style:font-size-complex="28pt"/>
    </style:style>
    <style:style style:name="P26" style:family="paragraph" style:parent-style-name="Example">
      <style:text-properties officeooo:rsid="412b556e" officeooo:paragraph-rsid="412b556e"/>
    </style:style>
    <style:style style:name="P27" style:family="paragraph" style:parent-style-name="Example">
      <style:text-properties officeooo:paragraph-rsid="412de3ea"/>
    </style:style>
    <style:style style:name="P28" style:family="paragraph" style:parent-style-name="Example">
      <style:text-properties officeooo:paragraph-rsid="4139bb92"/>
    </style:style>
    <style:style style:name="P29" style:family="paragraph" style:parent-style-name="Example">
      <style:text-properties officeooo:paragraph-rsid="413e9ed5"/>
    </style:style>
    <style:style style:name="P30" style:family="paragraph" style:parent-style-name="Example">
      <style:text-properties officeooo:paragraph-rsid="414246e7"/>
    </style:style>
    <style:style style:name="P31" style:family="paragraph" style:parent-style-name="Example">
      <style:text-properties officeooo:paragraph-rsid="41441f56"/>
    </style:style>
    <style:style style:name="P32" style:family="paragraph" style:parent-style-name="Example">
      <style:text-properties officeooo:rsid="41441f56" officeooo:paragraph-rsid="41441f56"/>
    </style:style>
    <style:style style:name="P33" style:family="paragraph" style:parent-style-name="Example">
      <style:text-properties officeooo:rsid="41441f56" officeooo:paragraph-rsid="41446aab"/>
    </style:style>
    <style:style style:name="P34" style:family="paragraph" style:parent-style-name="Example">
      <style:text-properties officeooo:paragraph-rsid="41446aab"/>
    </style:style>
    <style:style style:name="P35" style:family="paragraph" style:parent-style-name="Example">
      <style:text-properties officeooo:paragraph-rsid="41454494"/>
    </style:style>
    <style:style style:name="P36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37" style:family="paragraph" style:parent-style-name="Text_20_body">
      <style:text-properties fo:font-style="normal" officeooo:rsid="412b556e" officeooo:paragraph-rsid="4139bb92" style:font-style-asian="normal" style:font-style-complex="normal"/>
    </style:style>
    <style:style style:name="P38" style:family="paragraph" style:parent-style-name="Text_20_body">
      <style:text-properties officeooo:rsid="41114927" officeooo:paragraph-rsid="41114927"/>
    </style:style>
    <style:style style:name="P39" style:family="paragraph" style:parent-style-name="Text_20_body">
      <style:text-properties officeooo:rsid="411190da" officeooo:paragraph-rsid="41182599"/>
    </style:style>
    <style:style style:name="P40" style:family="paragraph" style:parent-style-name="Text_20_body">
      <style:text-properties officeooo:rsid="41182599" officeooo:paragraph-rsid="41182599"/>
    </style:style>
    <style:style style:name="P41" style:family="paragraph" style:parent-style-name="Text_20_body">
      <style:text-properties officeooo:rsid="4119da5a" officeooo:paragraph-rsid="4119da5a"/>
    </style:style>
    <style:style style:name="P42" style:family="paragraph" style:parent-style-name="Text_20_body">
      <style:text-properties officeooo:rsid="411c1c2e" officeooo:paragraph-rsid="411c1c2e"/>
    </style:style>
    <style:style style:name="P43" style:family="paragraph" style:parent-style-name="Text_20_body">
      <style:text-properties officeooo:rsid="411ff11e" officeooo:paragraph-rsid="411ff11e"/>
    </style:style>
    <style:style style:name="P44" style:family="paragraph" style:parent-style-name="Text_20_body">
      <style:text-properties fo:font-style="italic" style:font-style-asian="italic" style:font-style-complex="italic"/>
    </style:style>
    <style:style style:name="P45" style:family="paragraph" style:parent-style-name="Text_20_body">
      <style:text-properties fo:font-style="italic" officeooo:rsid="411ff11e" officeooo:paragraph-rsid="411ff11e" style:font-style-asian="italic" style:font-style-complex="italic"/>
    </style:style>
    <style:style style:name="P46" style:family="paragraph" style:parent-style-name="Text_20_body">
      <style:text-properties fo:font-style="italic" officeooo:rsid="4129afed" officeooo:paragraph-rsid="4129afed" style:font-style-asian="italic" style:font-style-complex="italic"/>
    </style:style>
    <style:style style:name="P47" style:family="paragraph" style:parent-style-name="Text_20_body">
      <style:text-properties fo:font-style="italic" officeooo:rsid="4129afed" officeooo:paragraph-rsid="4139bb92" style:font-style-asian="italic" style:font-style-complex="italic"/>
    </style:style>
    <style:style style:name="P48" style:family="paragraph" style:parent-style-name="Text_20_body">
      <style:text-properties fo:font-style="italic" officeooo:rsid="412d36c9" officeooo:paragraph-rsid="4139bb92" style:font-style-asian="italic" style:font-style-complex="italic"/>
    </style:style>
    <style:style style:name="P49" style:family="paragraph" style:parent-style-name="Text_20_body">
      <style:text-properties fo:font-style="italic" officeooo:rsid="412de3ea" officeooo:paragraph-rsid="412de3ea" style:font-style-asian="italic" style:font-style-complex="italic"/>
    </style:style>
    <style:style style:name="P50" style:family="paragraph" style:parent-style-name="Text_20_body">
      <style:text-properties fo:font-style="italic" officeooo:rsid="41332f71" officeooo:paragraph-rsid="4139bb92" style:font-style-asian="italic" style:font-style-complex="italic"/>
    </style:style>
    <style:style style:name="P51" style:family="paragraph" style:parent-style-name="Text_20_body">
      <style:text-properties fo:font-style="italic" officeooo:rsid="4134b331" officeooo:paragraph-rsid="4134b331" style:font-style-asian="italic" style:font-style-complex="italic"/>
    </style:style>
    <style:style style:name="P52" style:family="paragraph" style:parent-style-name="Text_20_body">
      <style:text-properties fo:font-style="italic" officeooo:rsid="4139bb92" officeooo:paragraph-rsid="4139bb92" style:font-style-asian="italic" style:font-style-complex="italic"/>
    </style:style>
    <style:style style:name="P53" style:family="paragraph" style:parent-style-name="Text_20_body">
      <style:text-properties fo:font-style="italic" officeooo:rsid="413b4157" officeooo:paragraph-rsid="413b4157" style:font-style-asian="italic" style:font-style-complex="italic"/>
    </style:style>
    <style:style style:name="P54" style:family="paragraph" style:parent-style-name="Text_20_body">
      <style:text-properties fo:font-style="italic" officeooo:rsid="413d8032" officeooo:paragraph-rsid="413d8032" style:font-style-asian="italic" style:font-style-complex="italic"/>
    </style:style>
    <style:style style:name="P55" style:family="paragraph" style:parent-style-name="Text_20_body">
      <style:text-properties fo:font-style="italic" officeooo:rsid="41365d08" officeooo:paragraph-rsid="41365d08" style:font-style-asian="italic" style:font-style-complex="italic"/>
    </style:style>
    <style:style style:name="P56" style:family="paragraph" style:parent-style-name="Text_20_body">
      <style:text-properties fo:font-style="italic" officeooo:rsid="413e9ed5" officeooo:paragraph-rsid="413e9ed5" style:font-style-asian="italic" style:font-style-complex="italic"/>
    </style:style>
    <style:style style:name="P57" style:family="paragraph" style:parent-style-name="Text_20_body">
      <style:text-properties fo:font-style="italic" officeooo:rsid="41405f4f" officeooo:paragraph-rsid="41405f4f" style:font-style-asian="italic" style:font-style-complex="italic"/>
    </style:style>
    <style:style style:name="P58" style:family="paragraph" style:parent-style-name="Text_20_body">
      <style:text-properties fo:font-style="italic" officeooo:rsid="4140ca62" officeooo:paragraph-rsid="4140ca62" style:font-style-asian="italic" style:font-style-complex="italic"/>
    </style:style>
    <style:style style:name="P59" style:family="paragraph" style:parent-style-name="Text_20_body">
      <style:text-properties fo:font-style="italic" officeooo:rsid="4141aadd" officeooo:paragraph-rsid="4141aadd" style:font-style-asian="italic" style:font-style-complex="italic"/>
    </style:style>
    <style:style style:name="P60" style:family="paragraph" style:parent-style-name="Text_20_body">
      <style:text-properties fo:font-style="italic" officeooo:rsid="41454494" officeooo:paragraph-rsid="41454494" style:font-style-asian="italic" style:font-style-complex="italic"/>
    </style:style>
    <style:style style:name="P61" style:family="paragraph" style:parent-style-name="Text_20_body">
      <style:text-properties officeooo:rsid="41299ed8" officeooo:paragraph-rsid="41299ed8"/>
    </style:style>
    <style:style style:name="P62" style:family="paragraph" style:parent-style-name="Text_20_body">
      <style:text-properties officeooo:rsid="412b556e" officeooo:paragraph-rsid="4139bb92"/>
    </style:style>
    <style:style style:name="P63" style:family="paragraph" style:parent-style-name="Text_20_body">
      <style:text-properties officeooo:rsid="413b5111" officeooo:paragraph-rsid="413b5111"/>
    </style:style>
    <style:style style:name="P64" style:family="paragraph" style:parent-style-name="Text_20_body">
      <style:text-properties officeooo:rsid="4141aadd" officeooo:paragraph-rsid="4141aadd"/>
    </style:style>
    <style:style style:name="P65" style:family="paragraph" style:parent-style-name="Text_20_body">
      <style:text-properties officeooo:rsid="4141c88a" officeooo:paragraph-rsid="4141c88a"/>
    </style:style>
    <style:style style:name="T1" style:family="text">
      <style:text-properties style:text-line-through-style="none" style:text-line-through-type="none" fo:font-style="italic" style:language-asian="cs" style:country-asian="CZ" style:font-style-asian="italic" style:font-style-complex="italic"/>
    </style:style>
    <style:style style:name="T2" style:family="text">
      <style:text-properties style:text-line-through-style="none" style:text-line-through-type="none" style:language-asian="cs" style:country-asian="CZ"/>
    </style:style>
    <style:style style:name="T3" style:family="text">
      <style:text-properties style:text-line-through-style="none" style:text-line-through-type="none" officeooo:rsid="4052fb12" style:language-asian="cs" style:country-asian="CZ"/>
    </style:style>
    <style:style style:name="T4" style:family="text">
      <style:text-properties style:text-line-through-style="none" style:text-line-through-type="none" officeooo:rsid="412b556e" style:language-asian="cs" style:country-asian="CZ"/>
    </style:style>
    <style:style style:name="T5" style:family="text">
      <style:text-properties style:text-line-through-style="none" style:text-line-through-type="none" officeooo:rsid="41332f71" style:language-asian="cs" style:country-asian="CZ"/>
    </style:style>
    <style:style style:name="T6" style:family="text">
      <style:text-properties style:text-line-through-style="none" style:text-line-through-type="none" officeooo:rsid="41299ed8" style:language-asian="cs" style:country-asian="CZ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41182599" style:font-style-asian="italic" style:font-style-complex="italic"/>
    </style:style>
    <style:style style:name="T9" style:family="text">
      <style:text-properties fo:font-style="italic" officeooo:rsid="4127ad25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40ec13cf"/>
    </style:style>
    <style:style style:name="T12" style:family="text">
      <style:text-properties officeooo:rsid="41182599"/>
    </style:style>
    <style:style style:name="T13" style:family="text">
      <style:text-properties officeooo:rsid="411c1c2e"/>
    </style:style>
    <style:style style:name="T14" style:family="text">
      <style:text-properties officeooo:rsid="411ea257"/>
    </style:style>
    <style:style style:name="T15" style:family="text">
      <style:text-properties officeooo:rsid="41250703"/>
    </style:style>
    <style:style style:name="T16" style:family="text">
      <style:text-properties officeooo:rsid="41261fb4"/>
    </style:style>
    <style:style style:name="T17" style:family="text">
      <style:text-properties officeooo:rsid="4126814d"/>
    </style:style>
    <style:style style:name="T18" style:family="text">
      <style:text-properties officeooo:rsid="4127ad25"/>
    </style:style>
    <style:style style:name="T19" style:family="text">
      <style:text-properties officeooo:rsid="412d36c9"/>
    </style:style>
    <style:style style:name="T20" style:family="text">
      <style:text-properties officeooo:rsid="412de3ea"/>
    </style:style>
    <style:style style:name="T21" style:family="text">
      <style:text-properties officeooo:rsid="412fcc82"/>
    </style:style>
    <style:style style:name="T22" style:family="text">
      <style:text-properties officeooo:rsid="41332f71"/>
    </style:style>
    <style:style style:name="T23" style:family="text">
      <style:text-properties officeooo:rsid="413be340"/>
    </style:style>
    <style:style style:name="T24" style:family="text">
      <style:text-properties officeooo:rsid="413d59bb"/>
    </style:style>
    <style:style style:name="T25" style:family="text">
      <style:text-properties officeooo:rsid="413e9ed5"/>
    </style:style>
    <style:style style:name="T26" style:family="text">
      <style:text-properties officeooo:rsid="41405f4f"/>
    </style:style>
    <style:style style:name="T27" style:family="text">
      <style:text-properties officeooo:rsid="414246e7"/>
    </style:style>
    <style:style style:name="T28" style:family="text">
      <style:text-properties officeooo:rsid="41441f56"/>
    </style:style>
    <style:style style:name="T29" style:family="text">
      <style:text-properties officeooo:rsid="41446aab"/>
    </style:style>
    <style:style style:name="T30" style:family="text">
      <style:text-properties officeooo:rsid="4145449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6"/>
      <text:p text:style-name="P6"/>
      <text:p text:style-name="P11">Dračák</text:p>
      <text:p text:style-name="P7"/>
      <text:p text:style-name="P7"/>
      <text:p text:style-name="P12">podle staré školy</text:p>
      <text:p text:style-name="P8"/>
      <text:p text:style-name="P25">SCHOPNOSTI POVOLÁNÍ</text:p>
      <text:p text:style-name="P8"/>
      <text:p text:style-name="P9"/>
      <text:p text:style-name="P8"/>
      <text:p text:style-name="P8"/>
      <text:p text:style-name="P8"/>
      <text:p text:style-name="P8"/>
      <text:p text:style-name="P8"><text:soft-page-break/></text:p>
      <text:p text:style-name="P10"/>
      <text:p text:style-name="P3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4"><text:a xlink:type="simple" xlink:href="#__RefHeading___Toc1652_4210766435" text:style-name="Internet_20_link" text:visited-style-name="Internet_20_link">Boj</text:a><text:tab/>3</text:p>
          <text:p text:style-name="P15"><text:a xlink:type="simple" xlink:href="#__RefHeading___Toc35032_2345985184" text:style-name="Internet_20_link" text:visited-style-name="Internet_20_link">Jak se učit pravidla pro boj</text:a><text:tab/>3</text:p>
          <text:p text:style-name="P15"><text:a xlink:type="simple" xlink:href="#__RefHeading___Toc12860_4230435934" text:style-name="Internet_20_link" text:visited-style-name="Internet_20_link">Představení situace</text:a><text:tab/>3</text:p>
          <text:p text:style-name="P15"><text:a xlink:type="simple" xlink:href="#__RefHeading___Toc12862_4230435934" text:style-name="Internet_20_link" text:visited-style-name="Internet_20_link">Kola</text:a><text:tab/>4</text:p>
          <text:p text:style-name="P15"><text:a xlink:type="simple" xlink:href="#__RefHeading___Toc1656_4210766435" text:style-name="Internet_20_link" text:visited-style-name="Internet_20_link">Úmysly</text:a><text:tab/>5</text:p>
          <text:p text:style-name="P15"><text:a xlink:type="simple" xlink:href="#__RefHeading___Toc33057_2891756509" text:style-name="Internet_20_link" text:visited-style-name="Internet_20_link">Hod na úspěch a na obranu</text:a><text:tab/>11</text:p>
          <text:p text:style-name="P15"><text:a xlink:type="simple" xlink:href="#__RefHeading___Toc33059_2891756509" text:style-name="Internet_20_link" text:visited-style-name="Internet_20_link"><text:span text:style-name="T10">Z</text:span></text:a><text:a xlink:type="simple" xlink:href="#__RefHeading___Toc33059_2891756509" text:style-name="Internet_20_link" text:visited-style-name="Internet_20_link"><text:span text:style-name="T10">ranění</text:span></text:a><text:tab/>17</text:p>
          <text:p text:style-name="P15"><text:a xlink:type="simple" xlink:href="#__RefHeading___Toc35034_2345985184" text:style-name="Internet_20_link" text:visited-style-name="Internet_20_link">Váš první souboj</text:a><text:tab/>25</text:p>
          <text:p text:style-name="P15"><text:a xlink:type="simple" xlink:href="#__RefHeading___Toc33233_2891756509" text:style-name="Internet_20_link" text:visited-style-name="Internet_20_link">Výhody a nevýhody</text:a><text:tab/>25</text:p>
          <text:p text:style-name="P15"><text:a xlink:type="simple" xlink:href="#__RefHeading___Toc33235_2891756509" text:style-name="Internet_20_link" text:visited-style-name="Internet_20_link">Úspěchy</text:a><text:tab/>31</text:p>
          <text:p text:style-name="P15"><text:a xlink:type="simple" xlink:href="#__RefHeading___Toc33231_2891756509" text:style-name="Internet_20_link" text:visited-style-name="Internet_20_link">Pořadí házení</text:a><text:tab/>51</text:p>
          <text:p text:style-name="P15"><text:a xlink:type="simple" xlink:href="#__RefHeading___Toc35036_2345985184" text:style-name="Internet_20_link" text:visited-style-name="Internet_20_link">Taktické možnosti</text:a><text:tab/>53</text:p>
          <text:p text:style-name="P15"><text:a xlink:type="simple" xlink:href="#__RefHeading___Toc35038_2345985184" text:style-name="Internet_20_link" text:visited-style-name="Internet_20_link">Časté situace v boji</text:a><text:tab/>56</text:p>
          <text:p text:style-name="P14"><text:a xlink:type="simple" xlink:href="#__RefHeading___Toc39185_1173674893" text:style-name="Internet_20_link" text:visited-style-name="Internet_20_link">Shrnutí pravidel pro boj</text:a><text:tab/>65</text:p>
        </text:index-body>
      </text:table-of-content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Verze 0.<text:span text:style-name="T11">11</text:span></text:p>
      <text:h text:style-name="Heading_20_2" text:outline-level="2"><text:bookmark-start text:name="__RefHeading___Toc1652_4210766435"/>Válečník<text:bookmark-end text:name="__RefHeading___Toc1652_4210766435"/></text:h>
      <text:h text:style-name="P19" text:outline-level="4">Trysk</text:h>
      <text:p text:style-name="P38">Po tolik kol, kolik máš Fyzičku, <text:span text:style-name="T13">udržíš krok s koněm v trysku (běžíš tedy dvojnásobnou rychlostí)</text:span>. Znovu to dokážeš až po několika minutách odpočinku.</text:p>
      <text:h text:style-name="Heading_20_4" text:outline-level="4">Ocelový stisk</text:h>
      <text:p text:style-name="P39">Ve stisku máš sílu jako svěrák. <text:span text:style-name="T12">Když někoho škrtíš jednou rukou, máš zranění 1, oběma 2 (nesčítá se s </text:span><text:span text:style-name="T8">lamželezem</text:span><text:span text:style-name="T12">).</text:span></text:p>
      <text:h text:style-name="Heading_20_4" text:outline-level="4">Lamželezo</text:h>
      <text:p text:style-name="P40">Dokážeš rukama lámat meče, ohýbat ocelové nosníky a podobně. V zápase <text:span text:style-name="T15">beze zbraně</text:span> máš zranění 1 (nesčítá se s <text:span text:style-name="T7">ocelovým stiskem</text:span>).</text:p>
      <text:h text:style-name="P18" text:outline-level="4">Pevný jako skála</text:h>
      <text:p text:style-name="P41">Uneseš slona nebo podobně těžký náklad. Nedokážeš ho sám zvednout, ale když ti ho někdo naloží, dokážeš s ním pomalu ujít <text:span text:style-name="T17">několik stovek</text:span> metrů, než ti dojdou síly.</text:p>
      <text:p text:style-name="P41">/<text:span text:style-name="T21">* Tohle možná sloučit se vzpěračem, samostatně to asi nebude moc použitelné. Nebo to změnit na Pevný postoj, tj. že tě nejde zatlačovat ani odtahovat. */</text:span></text:p>
      <text:h text:style-name="Heading_20_4" text:outline-level="4"><text:soft-page-break/>Vzpěrač</text:h>
      <text:p text:style-name="P42">Dokážeš zvednout <text:span text:style-name="T16">břemeno o váze dospělého býka</text:span>. <text:span text:style-name="T14">Ujdeš s ním ale nejvýše několik kroků.</text:span></text:p>
      <text:h text:style-name="Heading_20_4" text:outline-level="4">Bojové šílenství</text:h>
      <text:p text:style-name="P45">mistrovská dovednost</text:p>
      <text:p text:style-name="P43">Když ti v boji životy klesnou na nul<text:span text:style-name="T18">u</text:span> nebo níž, nejsi vyřazený. Místo toho u tebe propukne bojové šílenství. <text:span text:style-name="T18">Začneš strašlivě řvát, od úst ti půjde pěna a vrhneš se jako bouře na nepřátele. Nebudeš při tom vnímat, co ti kdo říká, a nezastavíš se, dokud nebudou všichni nepřátelé </text:span><text:span text:style-name="T9">mrtví</text:span><text:span text:style-name="T18"> nebo sám upadneš do </text:span><text:span text:style-name="T9">bezvědomí</text:span><text:span text:style-name="T18">.</text:span></text:p>
      <text:h text:style-name="Heading_20_4" text:outline-level="4">Zastrašení</text:h>
      <text:p text:style-name="P61">TODO</text:p>
      <text:h text:style-name="Heading_20_3" text:outline-level="3">Schopnosti z DrD PPZ:</text:h>
      <text:p text:style-name="P26">zastrašení</text:p>
      <text:p text:style-name="Example">vícenásobné útoky (místo toho je <text:span text:style-name="T7">rychlý boj</text:span>)</text:p>
      <text:p text:style-name="Example">léčba vlastních zranění (místo toho je dovednost <text:span text:style-name="T7">ošetřování</text:span>)</text:p>
      <text:p text:style-name="Example">přesnost (zrušit)</text:p>
      <text:h text:style-name="P22" text:outline-level="3">Schopnosti z DrD PPP:</text:h>
      <text:p text:style-name="Example">Drtivost (jen bonusy)</text:p>
      <text:p text:style-name="Example">Průraznost (jen bonusy)</text:p>
      <text:p text:style-name="Example">Změna v bersekra</text:p>
      <text:p text:style-name="Example">Šerm (bonusy proti humanoidům)</text:p>
      <text:p text:style-name="Example"><text:soft-page-break/>Útok z obrany</text:p>
      <text:h text:style-name="P16" text:outline-level="2"><text:span text:style-name="T3">H</text:span><text:span text:style-name="T2">raničář</text:span></text:h>
      <text:h text:style-name="P20" text:outline-level="3"><text:span text:style-name="T2">Schopnosti z DrD PPZ:</text:span></text:h>
      <text:p text:style-name="Example">stopování (místo toho je dovednost)</text:p>
      <text:p text:style-name="Example">boj proti zvířatům (suchý bonus, zrušit)</text:p>
      <text:p text:style-name="Example"><text:span text:style-name="T2">pes (místo toho je </text:span><text:span text:style-name="T1">pouto se zvířetem</text:span><text:span text:style-name="T2">)</text:span></text:p>
      <text:p text:style-name="Example">telekineze, telepatie, pyrokineze</text:p>
      <text:p text:style-name="P46"><text:span text:style-name="T2">Kouzla:</text:span></text:p>
      <text:p text:style-name="Example">Mluv se zvířaty</text:p>
      <text:p text:style-name="Example">Najdi stopy (nebrat, přebíjí dovednost)</text:p>
      <text:p text:style-name="Example">Najdi zvíře</text:p>
      <text:p text:style-name="Example">Neutralizuj jed (nebrat, moc univerzální. Místo toho je zpomalení jedu)</text:p>
      <text:p text:style-name="Example">Uzdrav lehká zranění</text:p>
      <text:p text:style-name="Example">Uzdrav nemocného (hmm...)</text:p>
      <text:p text:style-name="Example">Uzdrav těžká zranění</text:p>
      <text:p text:style-name="Example">Zmam osobu (nebrat, divné a moc silné. Místo toho dát kouzla pocestných)</text:p>
      <text:h text:style-name="P22" text:outline-level="3">Schopnosti z DrD PP<text:span text:style-name="T22">P</text:span>:</text:h>
      <text:p text:style-name="P51"><text:span text:style-name="T2">Kouzla:</text:span></text:p>
      <text:p text:style-name="Example">Chraň před dračím dechem</text:p>
      <text:p text:style-name="Example">Magické zrcadlo</text:p>
      <text:p text:style-name="Example"><text:soft-page-break/>Odčaruj zkamenění (1.2)</text:p>
      <text:p text:style-name="P29">Ošetři zranění <text:span text:style-name="T25">chladem (1.2)</text:span></text:p>
      <text:p text:style-name="Example">Ošetři zranění kyselinou</text:p>
      <text:p text:style-name="P29">Ošetři zranění <text:span text:style-name="T25">ohněm (1.2)</text:span></text:p>
      <text:p text:style-name="Example">Telepatická ochrana</text:p>
      <text:p text:style-name="Example">Transfer <text:span text:style-name="T25">(1.2 – výměna povolání mezi chodcem a druidem, heh)</text:span></text:p>
      <text:p text:style-name="Example">Úder varování, Úder zloby, Úder nenávisti</text:p>
      <text:p text:style-name="Example">Úkryt (přenos duše!)</text:p>
      <text:p text:style-name="Example">Vládni přirozeným věcem (kámen se odvalí, větev se ulomí... To je spíš druid)</text:p>
      <text:p text:style-name="Example">Zakletí (cíl musí poslechnout příkaz jako Spi! Mlč! Umři!)</text:p>
      <text:p text:style-name="P57">Druidská kouzla:</text:p>
      <text:p text:style-name="Example">Orientace (druid – provede družinu lesem stejně rychle, jako by šla po cestě. To by se hodilo i chodci)</text:p>
      <text:p text:style-name="Example">T<text:span text:style-name="T26">e</text:span>mnota (druid)</text:p>
      <text:p text:style-name="Example">Najdi bytost (druid)</text:p>
      <text:p text:style-name="Example">Láska lesa (druid)</text:p>
      <text:p text:style-name="Example">Hněv lesa (druid)</text:p>
      <text:p text:style-name="Example">Cit dřeva (druid, vycítí vodní zdroj)</text:p>
      <text:p text:style-name="Example">Cit vody (druid, vycítí, zda je pramen škodlivý)</text:p>
      <text:p text:style-name="Example">Cit země (druid, vycítí, zda jsou plody škodlivé)</text:p>
      <text:p text:style-name="Example">Cit kamene (druid, odhalí blízké jeskyně)</text:p>
      <text:p text:style-name="Example">Pouto krve (druid, uprosí zvíře, aby ho nedobíjelo)</text:p>
      <text:p text:style-name="Example"><text:soft-page-break/>Pouto lásky (druid, oživí postavu, která mu byla drahá)</text:p>
      <text:p text:style-name="Example">Pouto života (druid, svěří se ochraně hvozdu)</text:p>
      <text:p text:style-name="P56"><text:span text:style-name="T2">Druidovy schopnosti</text:span></text:p>
      <text:p text:style-name="Example">Boj se zvířaty</text:p>
      <text:p text:style-name="Example">Odvracení zvířat</text:p>
      <text:p text:style-name="Example">Očištění (když zabije zvíře)</text:p>
      <text:p text:style-name="Example">Druidská hůl (speciální zbraň)</text:p>
      <text:p text:style-name="Example">Předpovídání počasí</text:p>
      <text:p text:style-name="P55"><text:span text:style-name="T2">Chodcova flétna</text:span></text:p>
      <text:p text:style-name="Example">Tanči</text:p>
      <text:p text:style-name="Example">Buďte hrdinové (bonusy v boji)</text:p>
      <text:p text:style-name="Example">Zlepši výkon (zvýšení pravděpodobnosti úspěchu)</text:p>
      <text:p text:style-name="P56"><text:span text:style-name="T2">Chodcovy schopnosti:</text:span></text:p>
      <text:p text:style-name="Example">Odhad přesvědčení (nebrat)</text:p>
      <text:p text:style-name="Example">Rychlý pochod</text:p>
      <text:p text:style-name="Example">Přesnost (+1 k útoku střelnou zbraní za cenu -1 k útočnosti)</text:p>
      <text:p text:style-name="Example">Rychlost (více útoků za kolo při střelbě)</text:p>
      <text:p text:style-name="Example">Hbitost (+1 k OČ)</text:p>
      <text:p text:style-name="Example">Ukrytí se (stealth ve volné přírodě)</text:p>
      <text:p text:style-name="Example">Umělé dýchání (první pomoc tomu, kdo se topil)</text:p>
      <text:p text:style-name="Example">Ochočování nestvůr (bonus +2 bez vysvětlení)</text:p>
      <text:p text:style-name="P57">Kouzla pocestných:</text:p>
      <text:p text:style-name="Example"><text:soft-page-break/>Rozdělej oheň</text:p>
      <text:p text:style-name="Example">Ochrana před deštěm</text:p>
      <text:p text:style-name="Example">Ochrana před bouří</text:p>
      <text:p text:style-name="Example">Ochrana před vlky</text:p>
      <text:p text:style-name="Example">Ochrana před zimou</text:p>
      <text:p text:style-name="Example">Přivolej druida</text:p>
      <text:p text:style-name="P58">Chodcův meč:</text:p>
      <text:p text:style-name="Example">Prasátko</text:p>
      <text:p text:style-name="Example">Transmutace kovu</text:p>
      <text:p text:style-name="Example">Odraž projektily</text:p>
      <text:p text:style-name="Example">Odraž šípy</text:p>
      <text:p text:style-name="Example">Svítící čepel</text:p>
      <text:p text:style-name="Example">Poškození zbraně</text:p>
      <text:p text:style-name="Example">Uspání démona</text:p>
      <text:p text:style-name="Example">Dvojitý sek</text:p>
      <text:p text:style-name="P59">Psychická kouzla:</text:p>
      <text:p text:style-name="Example">Uhrančivý pohled (chodcovy oči se rozzáří nepřirozeným vnitřním jasem, který každého naplní bázní nebo respektem).</text:p>
      <text:p text:style-name="Example">Odhal nevinu</text:p>
      <text:p text:style-name="Example">Odhal šizení</text:p>
      <text:p text:style-name="Example">Odveď pozornost (od tématu hovoru, eh)</text:p>
      <text:p text:style-name="Example">Uspi okolí</text:p>
      <text:p text:style-name="Example"><text:soft-page-break/>Zrcadlo vzpomínek a melancholie (dočasně někomu zlepší přesvědčení)</text:p>
      <text:h text:style-name="P17" text:outline-level="2">Alchymista</text:h>
      <text:h text:style-name="P24" text:outline-level="3"><text:span text:style-name="T2">Schopnosti z DrD PPZ:</text:span></text:h>
      <text:p text:style-name="P28">Odolnost vůči jedům</text:p>
      <text:p text:style-name="P28">Vidění magenergie (to asi chci)</text:p>
      <text:p text:style-name="P47"><text:span text:style-name="T4">Lektvary</text:span><text:span text:style-name="T2">:</text:span></text:p>
      <text:p text:style-name="P28">Antigravitační cloumák (duplikuje levitaci)</text:p>
      <text:p text:style-name="P28">Čarovná rtuť</text:p>
      <text:p text:style-name="P28">Éterický olej <text:span text:style-name="T19">(znehmotnění. To zní spíš jako vzácný lektvar)</text:span></text:p>
      <text:p text:style-name="P28">Lektvar chladných vod (<text:span text:style-name="T19">odolnost proti ohni – to se asi hodí</text:span>)</text:p>
      <text:p text:style-name="P28">Lektvar mlhovina</text:p>
      <text:p text:style-name="P28">Lektvar obří síly</text:p>
      <text:p text:style-name="P28">Lektvar rudého kříže</text:p>
      <text:p text:style-name="P28">Lektvar vlády nad lykantropy</text:p>
      <text:p text:style-name="P28">Lektvar zmenšování</text:p>
      <text:p text:style-name="P28">Metamorfóza (asi spíš nebrat. I když...)</text:p>
      <text:p text:style-name="P28">Pavoučí lektvar</text:p>
      <text:p text:style-name="P28">Rychlost</text:p>
      <text:p text:style-name="P37"><text:span text:style-name="T1">Svitky:</text:span></text:p>
      <text:p text:style-name="P37"><text:span text:style-name="T2">(svitky by asi měl spíš psát kouzelník)</text:span></text:p>
      <text:p text:style-name="P28"><text:soft-page-break/>Ochrana před ďábly</text:p>
      <text:p text:style-name="P28">Ochrana před nemrtvými</text:p>
      <text:p text:style-name="P28">Ochrana před neviděnými</text:p>
      <text:p text:style-name="P28">Ochrana před kouzly</text:p>
      <text:p text:style-name="P50">Gadgets:</text:p>
      <text:p text:style-name="P28">Detekční hůlka</text:p>
      <text:p text:style-name="P28">Lakmusový papírek</text:p>
      <text:p text:style-name="P28">Píšťalka (otevírá zamčené zámky)</text:p>
      <text:p text:style-name="P48">Jedy:</text:p>
      <text:p text:style-name="P28">Černá zhouba</text:p>
      <text:p text:style-name="P28">Jablečná vůně</text:p>
      <text:p text:style-name="P28">Kurare</text:p>
      <text:p text:style-name="P28">Melenova pomsta</text:p>
      <text:p text:style-name="P48">Výbušniny:</text:p>
      <text:p text:style-name="P28">Bomba</text:p>
      <text:p text:style-name="P28">Ohnivá hlína</text:p>
      <text:p text:style-name="P62">Pak různé trvalé předměty, ale to asi nebrat.</text:p>
      <text:h text:style-name="P23" text:outline-level="3"><text:span text:style-name="T2">Schopnosti z DrD PP</text:span><text:span text:style-name="T5">P</text:span><text:span text:style-name="T2">:</text:span></text:h>
      <text:p text:style-name="P64"><text:span text:style-name="T6">S</text:span><text:span text:style-name="T2">ilnější léčivé lektvary (bílé hvězdy, modré hvězdy, horské rosy, chodce Jana)</text:span></text:p>
      <text:p text:style-name="P65"><text:span text:style-name="T2">Welfovy lektvary (boostují vlastnosti – nebrat)</text:span></text:p>
      <text:p text:style-name="P65"><text:soft-page-break/><text:span text:style-name="T2"/></text:p>
      <text:p text:style-name="P52"><text:span text:style-name="T6">T</text:span><text:span text:style-name="T2">heurg:</text:span></text:p>
      <text:p text:style-name="Example">Ovládání elementlů (gnómové, undiny, sylfy, salamandři)</text:p>
      <text:p text:style-name="Example">Astrální sféry (démoni, služby)</text:p>
      <text:p text:style-name="P52"><text:span text:style-name="T2">Pyrofor:</text:span></text:p>
      <text:p text:style-name="Example">Rachejtle (obyčejné, hledající – naváděné na typ nestvůry nebo teplo, naváděné bleskem, naváděné terčem.</text:p>
      <text:p text:style-name="Example">Líčení pastí</text:p>
      <text:p text:style-name="Example">Míchání jedů (tabulka, podle které se dá namíchat jed s různými účinky a různě detekovatelný – chutí, čichem, atd.</text:p>
      <text:h text:style-name="Heading_20_2" text:outline-level="2">Kouzelník</text:h>
      <text:h text:style-name="Heading_20_4" text:outline-level="4">Beranidlo</text:h>
      <text:p text:style-name="P63">Kouzlo způsobí efekt jako jedna rána beranidlem. Vyrazí tedy obyčejné dveře (na bytelné je obvykle potřeba víc ran), může někoho srazit, vyrazit mu dech, atd.</text:p>
      <text:p text:style-name="P63"/>
      <text:h text:style-name="P21" text:outline-level="3"><text:span text:style-name="T2">Schopnosti z DrD PPZ:</text:span></text:h>
      <text:p text:style-name="Example">Vyvolání přítele</text:p>
      <text:p text:style-name="P27"><text:span text:style-name="T20">Odvracení neviděných</text:span></text:p>
      <text:p text:style-name="P49"><text:span text:style-name="T2">Kouzla:</text:span></text:p>
      <text:p text:style-name="Example">Dým</text:p>
      <text:p text:style-name="Example"><text:soft-page-break/>Hyperprostor</text:p>
      <text:p text:style-name="Example">Hypnóza</text:p>
      <text:p text:style-name="Example">Levitace</text:p>
      <text:p text:style-name="Example">Magický štít</text:p>
      <text:p text:style-name="Example">Mágův velký mix</text:p>
      <text:p text:style-name="Example">Melen<text:span text:style-name="T22">in</text:span>a krása</text:p>
      <text:p text:style-name="Example">Metamorfóza</text:p>
      <text:p text:style-name="Example">Modré blesky</text:p>
      <text:p text:style-name="Example">Montyho čardáš</text:p>
      <text:p text:style-name="Example">Najdi neviděné</text:p>
      <text:p text:style-name="Example">Nebezpečné ovoce</text:p>
      <text:p text:style-name="Example">Neviditelnost</text:p>
      <text:p text:style-name="Example">Oheň</text:p>
      <text:p text:style-name="Example">Ohnivý déšť</text:p>
      <text:p text:style-name="Example">Protoplazma</text:p>
      <text:p text:style-name="Example">Rychlost</text:p>
      <text:p text:style-name="Example">Sugesce</text:p>
      <text:p text:style-name="Example">Světlo</text:p>
      <text:p text:style-name="Example">Ticho</text:p>
      <text:p text:style-name="Example">Tma</text:p>
      <text:p text:style-name="Example"><text:span text:style-name="T22">V</text:span>odní dech</text:p>
      <text:p text:style-name="Example">Zaklep</text:p>
      <text:p text:style-name="Example"><text:soft-page-break/>Zataras vchod (1.2)</text:p>
      <text:p text:style-name="Example">Zamkni</text:p>
      <text:p text:style-name="Example">Zelené blesky</text:p>
      <text:p text:style-name="Example">Zenerova karta</text:p>
      <text:p text:style-name="Example">Zlom kouzlo</text:p>
      <text:h text:style-name="P22" text:outline-level="3">Schopnosti z DrD PPP:</text:h>
      <text:p text:style-name="P53">Mág:</text:p>
      <text:p text:style-name="Example">Podrobování</text:p>
      <text:p text:style-name="Example">Mentální souboj</text:p>
      <text:p text:style-name="P44">Kouzla:</text:p>
      <text:p text:style-name="Example">Bábelská rybka</text:p>
      <text:p text:style-name="Example">Beranidlo</text:p>
      <text:p text:style-name="Example">Bílá střela</text:p>
      <text:p text:style-name="Example">Břichomluvectví</text:p>
      <text:p text:style-name="P30">Cizí <text:span text:style-name="T27">jazyk (hlas vychází z libovolného místa v dosahu)</text:span></text:p>
      <text:p text:style-name="Example">Cizí oči</text:p>
      <text:p text:style-name="Example">Cizí uši</text:p>
      <text:p text:style-name="Example">Clona myšlenek</text:p>
      <text:p text:style-name="Example">Čarodějův zámek</text:p>
      <text:p text:style-name="Example">Černý blesk</text:p>
      <text:p text:style-name="Example">Čtení myšlenek</text:p>
      <text:p text:style-name="Example"><text:soft-page-break/>Dubl</text:p>
      <text:p text:style-name="Example">Dveřník</text:p>
      <text:p text:style-name="Example">Fata morgána</text:p>
      <text:p text:style-name="Example">Fialové blesky <text:span text:style-name="T23">(1-3 cíle)</text:span></text:p>
      <text:p text:style-name="Example">Hromadná metamorfóza</text:p>
      <text:p text:style-name="Example">Hyperprostor II</text:p>
      <text:p text:style-name="Example">Kamenná zeď <text:span text:style-name="T28">(1.1)</text:span></text:p>
      <text:p text:style-name="Example">Kouzelná rušička <text:span text:style-name="T23">(brání v kouzlení)</text:span></text:p>
      <text:p text:style-name="P31">Ledová zeď <text:span text:style-name="T28">(1.1)</text:span></text:p>
      <text:p text:style-name="Example">Leť</text:p>
      <text:p text:style-name="Example">Mrak smrti</text:p>
      <text:p text:style-name="Example">Najdi kouzla</text:p>
      <text:p text:style-name="Example">Najdi neviditelnost</text:p>
      <text:p text:style-name="Example">Najdi předmět</text:p>
      <text:p text:style-name="Example">Najdi zlo</text:p>
      <text:p text:style-name="P32">Neslyšitelnost (1.2)</text:p>
      <text:p text:style-name="P32">Neslyšitelnost do 4 sáhů (1.2)</text:p>
      <text:p text:style-name="Example">Neviditelnost do 4 sáhů</text:p>
      <text:p text:style-name="P32">Nevycítitelnost (1.2)</text:p>
      <text:p text:style-name="P32">Nevycítitelnost do 4 sáhů (1.2)</text:p>
      <text:p text:style-name="Example">Ohnivá koule</text:p>
      <text:p text:style-name="P34">Ohnivá zeď<text:span text:style-name="T28"> (1.2)</text:span></text:p>
      <text:p text:style-name="Example"><text:soft-page-break/>Ochrana před šípy</text:p>
      <text:p text:style-name="Example">Oko</text:p>
      <text:p text:style-name="Example">Orxanův zámek</text:p>
      <text:p text:style-name="Example">Oživ neživého</text:p>
      <text:p text:style-name="Example">Pavučina <text:span text:style-name="T29">(1.1)</text:span></text:p>
      <text:p text:style-name="Example">Poslání</text:p>
      <text:p text:style-name="Example">Přelož</text:p>
      <text:p text:style-name="Example">Přelud nebezpečí <text:span text:style-name="T29">(1.1)</text:span></text:p>
      <text:p text:style-name="Example">Rozptyl kouzla</text:p>
      <text:p text:style-name="Example">Rudé blesky <text:span text:style-name="T24">(1-6 cílů)</text:span></text:p>
      <text:p text:style-name="Example">Rychlý růst (to je spíš druid)</text:p>
      <text:p text:style-name="Example">Rychlé vadnutí <text:s/>(to je spíš druid)</text:p>
      <text:p text:style-name="Example">Svaž postavu</text:p>
      <text:p text:style-name="Example">Zabij</text:p>
      <text:p text:style-name="Example">Zaklep</text:p>
      <text:p text:style-name="P33"><text:span text:style-name="T29">Zamkni</text:span> (1.2)</text:p>
      <text:p text:style-name="Example">Zašifruj</text:p>
      <text:p text:style-name="Example">Zataras vchod <text:span text:style-name="T29">(1.1)</text:span></text:p>
      <text:p text:style-name="Example">Zdvojení (mirror image)</text:p>
      <text:p text:style-name="Example">Zesměšni</text:p>
      <text:p text:style-name="Example">Zmatek</text:p>
      <text:p text:style-name="Example">Zmiz</text:p>
      <text:p text:style-name="Example"><text:soft-page-break/>Žluté blesky <text:span text:style-name="T29">(jen 1 cíl, ale nízká pravděpodonost zásahu)</text:span></text:p>
      <text:h text:style-name="Heading_20_2" text:outline-level="2">Zloděj</text:h>
      <text:h text:style-name="P21" text:outline-level="3"><text:span text:style-name="T2">Schopnosti z DrD PPZ:</text:span></text:h>
      <text:p text:style-name="Example">Převleky (to je dovednost)</text:p>
      <text:p text:style-name="Example">Objevování mechanismů</text:p>
      <text:p text:style-name="Example">Objevování objektů</text:p>
      <text:p text:style-name="Example">Zneškodnění mechanismů</text:p>
      <text:p text:style-name="Example">Otevření objektů</text:p>
      <text:p text:style-name="Example">Šplhání po zdech</text:p>
      <text:p text:style-name="Example">Tichý pohyb</text:p>
      <text:p text:style-name="Example">Schování se ve stínu</text:p>
      <text:p text:style-name="Example">Probodnutí ze zálohy</text:p>
      <text:p text:style-name="Example">Vybírání kapes</text:p>
      <text:h text:style-name="P22" text:outline-level="3"><text:span text:style-name="T2">Schopnosti z DrD PP</text:span><text:span text:style-name="T5">P</text:span><text:span text:style-name="T2">:</text:span></text:h>
      <text:p text:style-name="P54"><text:span text:style-name="T6">L</text:span><text:span text:style-name="T2">upič:</text:span></text:p>
      <text:p text:style-name="Example">Bonus na vrhací zbraně</text:p>
      <text:p text:style-name="Example">Škrtící šňůra <text:span text:style-name="T30">(1.1)</text:span></text:p>
      <text:p text:style-name="P35">Omráčení <text:span text:style-name="T30">(1.1)</text:span></text:p>
      <text:p text:style-name="P35">Útok otráveným trnem <text:span text:style-name="T30">(1.1)</text:span></text:p>
      <text:p text:style-name="Example">Nenápadnost (na to je dovednost)</text:p>
      <text:p text:style-name="Example"><text:soft-page-break/>Boj beze zbraně</text:p>
      <text:p text:style-name="Example">Určení hodnoty pokladů</text:p>
      <text:p text:style-name="P60">Klíč</text:p>
      <text:p text:style-name="Example">Otevírání zámků, magické zamykání zámků, nastražení pasti v zámku, detekce magických zámků, detekce tajných vchodů (hučením)</text:p>
      <text:p text:style-name="P54"><text:span text:style-name="T2">Sicco:</text:span></text:p>
      <text:p text:style-name="Example">Zabití (past na instakill)</text:p>
      <text:p text:style-name="Example">Odhad na lidi (odhadne povahu)</text:p>
      <text:p text:style-name="Example">Sí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3T19:15:33.030000000</dc:date>
    <meta:print-date>2113-01-01T00:00:00</meta:print-date>
    <meta:editing-cycles>21012</meta:editing-cycles>
    <meta:editing-duration>P62DT10H33M30S</meta:editing-duration>
    <meta:generator>LibreOffice/6.0.5.2$Windows_X86_64 LibreOffice_project/54c8cbb85f300ac59db32fe8a675ff7683cd5a16</meta:generator>
    <meta:document-statistic meta:table-count="0" meta:image-count="0" meta:object-count="0" meta:page-count="17" meta:paragraph-count="302" meta:word-count="1171" meta:character-count="7538" meta:non-whitespace-character-count="6662"/>
  </office:meta>
</office:document-meta>
</file>